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Entfernung </text:p>
          </table:table-cell>
          <table:table-cell office:value-type="string">
            <text:p>Lautstärk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/>
          <table:table-cell>
            <draw:frame table:end-cell-address="Tabelle1.O34" table:end-x="1.59cm" table:end-y="0.172cm" draw:z-index="0" draw:style-name="gr1" svg:width="20cm" svg:height="12.452cm" svg:x="1.913cm" svg:y="0.365cm">
              <draw:object draw:notify-on-update-of-ranges="Tabelle1.B3:Tabelle1.B3 Tabelle1.B4:Tabelle1.B43 Tabelle1.C3:Tabelle1.C3 Tabelle1.C4:Tabelle1.C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3">03.05.2008</text:date>, <text:time>15:38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  <meta:initial-creator>Thomas Plotkowiak</meta:initial-creator>
    <meta:creation-date>2008-05-03T15:15:26</meta:creation-date>
    <dc:creator>Thomas Plotkowiak</dc:creator>
    <dc:date>2008-05-03T15:38:43</dc:date>
    <meta:editing-cycles>1</meta:editing-cycles>
    <meta:editing-duration>PT2M16S</meta:editing-duration>
    <meta:user-defined meta:name="Info 1"/>
    <meta:user-defined meta:name="Info 2"/>
    <meta:user-defined meta:name="Info 3"/>
    <meta:user-defined meta:name="Info 4"/>
    <meta:document-statistic meta:table-count="3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2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9pt" style:font-size-complex="9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5cm" svg:stroke-color="#000000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2.453cm" chart:class="chart:scatter" chart:style-name="ch1">
        <chart:legend chart:legend-position="end" svg:x="10.352cm" svg:y="4.418cm" chart:style-name="ch2"/>
        <chart:plot-area chart:style-name="ch3" table:cell-range-address="Tabelle1.B3:Tabelle1.C43" chart:data-source-has-labels="row" svg:x="0.099cm" svg:y="0.302cm" svg:width="18.659cm" svg:height="11.811cm">
          <chart:axis chart:dimension="x" chart:name="primary-x" chart:style-name="ch4">
            <chart:title svg:x="8.417cm" svg:y="11.579cm" chart:style-name="ch5">
              <text:p>Entfernung (m)</text:p>
            </chart:title>
          </chart:axis>
          <chart:axis chart:dimension="y" chart:name="primary-y" chart:style-name="ch4">
            <chart:title svg:x="-0.1cm" svg:y="7.139cm" chart:style-name="ch6">
              <text:p>Lautstärke (%)</text:p>
            </chart:title>
            <chart:grid chart:style-name="ch7" chart:class="major"/>
          </chart:axis>
          <chart:series chart:style-name="ch8" chart:values-cell-range-address="Tabelle1.C4:Tabelle1.C43" chart:label-cell-address="Tabelle1.C3:Tabelle1.C3" chart:class="chart:scatter">
            <chart:domain table:cell-range-address="Tabelle1.B4:Tabelle1.B43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Lautstärke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110">
                <text:p>1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30">
                <text:p>1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60">
                <text:p>1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90">
                <text:p>1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20">
                <text:p>2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30">
                <text:p>2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50">
                <text:p>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60">
                <text:p>2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70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80">
                <text:p>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90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